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2" style:family="table">
      <style:table-properties style:width="7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1.234in" style:rel-column-width="11553*"/>
    </style:style>
    <style:style style:name="Table2.B" style:family="table-column">
      <style:table-column-properties style:column-width="0.3278in" style:rel-column-width="3067*"/>
    </style:style>
    <style:style style:name="Table2.C" style:family="table-column">
      <style:table-column-properties style:column-width="5.4382in" style:rel-column-width="5091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418ab3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418ab3" fo:border-bottom="0.5pt solid #418ab3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418ab3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act_20_Info">
      <style:text-properties officeooo:paragraph-rsid="0012aec3"/>
    </style:style>
    <style:style style:name="P3" style:family="paragraph" style:parent-style-name="Contact_20_Info" style:master-page-name="First_20_Page">
      <style:paragraph-properties style:page-number="1"/>
      <style:text-properties officeooo:paragraph-rsid="0012aec3"/>
    </style:style>
    <style:style style:name="T1" style:family="text">
      <style:text-properties fo:color="#404040"/>
    </style:style>
    <style:style style:name="T2" style:family="text">
      <style:text-properties officeooo:rsid="0012ae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2<text:span text:style-name="T2">319</text:span> West Iowa Street, Apt. <text:span text:style-name="T2">1F</text:span></text:p>
      <text:p text:style-name="P2">Chicago, IL 60622</text:p>
      <text:p text:style-name="Contact_20_Info">312-450-4448 | linkedin.com/in/davidernestbeck</text:p>
      <text:p text:style-name="Contact_20_Info"><text:span text:style-name="Emphasis">davidernestbeck@gmail.com</text:span></text:p>
      <text:p text:style-name="Name">David ernest Beck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Heading_20_1" text:outline-level="1">Education</text:h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h text:style-name="Heading_20_2" text:outline-level="2">MASTER OF COMPUTER SCIENCE, DEpaul university, chicago, expected Fall 2019</text:h>
            <text:p text:style-name="Standard">Concentration: Artificial Intelligence / GPA: 3.61 / Honors: Upsilon Pi Epsilon</text:p>
            <text:h text:style-name="Heading_20_2" text:outline-level="2">bachelors of Sociology, Depaul University, chicago, 2010</text:h>
            <text:p text:style-name="Standard">Concentration: Cultural Studies / GPA: 3.85 / Honors: Summa Cum Laude &amp; Phi Theta Kappa</text:p>
          </table:table-cell>
        </table:table-row>
        <table:table-row table:style-name="Table2.1">
          <table:table-cell table:style-name="Table2.A2" office:value-type="string">
            <text:h text:style-name="Heading_20_1" text:outline-level="1">relevant coursework</text:h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h text:style-name="Heading_20_2" text:outline-level="2"><text:span text:style-name="Placeholder_20_Text"><text:span text:style-name="T1">Applied algorithms &amp; Structures</text:span></text:span></text:h>
            <text:p text:style-name="Resume_20_Text">Implemented algorithms for searching, sorting, divide-and-conquer, dynamic programming &amp; more using Python</text:p>
            <text:h text:style-name="Heading_20_2" text:outline-level="2"><text:span text:style-name="Placeholder_20_Text"><text:span text:style-name="T1">data structures I &amp; II</text:span></text:span></text:h>
            <text:p text:style-name="Resume_20_Text">Employed different data structures (B-trees, linked-lists, etc.) using Java</text:p>
            <text:h text:style-name="Heading_20_2" text:outline-level="2"><text:span text:style-name="Placeholder_20_Text"><text:span text:style-name="T1">Fundamentals of data science</text:span></text:span></text:h>
            <text:p text:style-name="Resume_20_Text">Explored all stages of data mining process on large data sets with SPSS</text:p>
            <text:h text:style-name="Heading_20_2" text:outline-level="2"><text:span text:style-name="Placeholder_20_Text"><text:span text:style-name="T1">Neural networks &amp; Deep Learning</text:span></text:span></text:h>
            <text:p text:style-name="Resume_20_Text">Constructed several types of neural networks using TensorFlow &amp; Keras</text:p>
            <text:h text:style-name="Heading_20_2" text:outline-level="2"><text:span text:style-name="Placeholder_20_Text"><text:span text:style-name="T1">Programming machine learning applications</text:span></text:span></text:h>
            <text:p text:style-name="Resume_20_Text">Built supervised &amp; unsupervised machine learning applications using several Python libraries (Matplotlib, NumPy, Pandas, Scikit-learn, etc.)</text:p>
          </table:table-cell>
        </table:table-row>
        <table:table-row table:style-name="Table2.1">
          <table:table-cell table:style-name="Table2.A2" office:value-type="string">
            <text:h text:style-name="Heading_20_1" text:outline-level="1">Skills</text:h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Resume_20_Text">Languages: Python / Java / Scala / Lisp / C</text:p>
            <text:p text:style-name="Resume_20_Text">IDEs: PyCharm / IntelliJ / CLion / Allegro CL</text:p>
            <text:p text:style-name="Resume_20_Text">Other: GitHub / Juptyer Notebook / IBM Cognitive Class Labs / SPSS</text:p>
          </table:table-cell>
        </table:table-row>
        <table:table-row table:style-name="Table2.1">
          <table:table-cell table:style-name="Table2.A4" office:value-type="string">
            <text:h text:style-name="Heading_20_1" text:outline-level="1">Projects</text:h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h text:style-name="Heading_20_2" text:outline-level="2">Find-a-film: Movie recommender</text:h>
            <text:p text:style-name="Resume_20_Text">Developed Python application to provide users with movie titles using KNN</text:p>
            <text:h text:style-name="Heading_20_2" text:outline-level="2">LSTM Neural network for temperature forecast</text:h>
            <text:p text:style-name="Resume_20_Text">Built a multilayered network to predict temperature over 24-hour periods</text:p>
            <text:h text:style-name="Heading_20_2" text:outline-level="2">blockchain</text:h>
            <text:p text:style-name="Resume_20_Text">Java-based blockchain application for encoding sensitive documents</text:p>
            <text:h text:style-name="Heading_20_2" text:outline-level="2">J-paint</text:h>
            <text:p text:style-name="Resume_20_Text">Implemented design patterns to build a simple paint application using Java</text:p>
            <text:h text:style-name="Heading_20_2" text:outline-level="2">Lisp poker</text:h>
            <text:p text:style-name="Resume_20_Text">Designed &amp; constructed a command-line based card game in Lis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libri" fo:font-size="10pt" fo:language="en" fo:country="US" style:letter-kerning="false" style:font-name-asian="F" style:font-size-asian="10pt" style:language-asian="ja" style:country-asian="JP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Calibri" fo:font-size="10pt" fo:language="en" fo:country="US" style:letter-kerning="false" style:font-name-asian="F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28in" fo:margin-bottom="0.111in" loext:contextual-spacing="false" fo:line-height="120%" fo:text-align="start" style:justify-single-word="false" fo:orphans="2" fo:widows="2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18ab3" style:font-name="Calibri" fo:font-family="Calibri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.028in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18ab3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18ab3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04458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04458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Footer" style:family="paragraph" style:parent-style-name="Standard" style:default-outline-level="" style:class="extra">
      <style:paragraph-properties fo:margin-top="0.028in" fo:margin-bottom="0in" loext:contextual-spacing="false" fo:line-height="100%"/>
    </style:style>
    <style:style style:name="Resume_20_Text" style:display-name="Resume Text" style:family="paragraph" style:parent-style-name="Standard" style:default-outline-level="">
      <style:paragraph-properties fo:margin-left="0in" fo:margin-right="1in" fo:margin-top="0.028in" fo:margin-bottom="0.028in" loext:contextual-spacing="false" fo:text-indent="0in" style:auto-text-indent="false"/>
    </style:style>
    <style:style style:name="Contact_20_Info" style:display-name="Contact Info" style:family="paragraph" style:parent-style-name="Standard" style:default-outline-level="">
      <style:paragraph-properties fo:margin-top="0.028in" fo:margin-bottom="0in" loext:contextual-spacing="false" fo:line-height="100%" fo:text-align="end" style:justify-single-word="false"/>
      <style:text-properties fo:font-size="9pt" style:font-size-asian="9pt" style:font-size-complex="9pt"/>
    </style:style>
    <style:style style:name="Name" style:family="paragraph" style:parent-style-name="Standard" style:next-style-name="Standard" style:default-outline-level="">
      <loext:graphic-properties draw:fill="solid" draw:fill-color="#418ab3"/>
      <style:paragraph-properties fo:margin-left="0.1in" fo:margin-right="0.1in" fo:margin-top="0.1665in" fo:margin-bottom="0.111in" loext:contextual-spacing="false" fo:text-indent="0in" style:auto-text-indent="false" fo:background-color="#418ab3" fo:padding-left="0.0835in" fo:padding-right="0.0835in" fo:padding-top="0.0555in" fo:padding-bottom="0.0555in" fo:border="0.51pt solid #418ab3"/>
      <style:text-properties fo:text-transform="uppercase" fo:color="#ffffff"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letter-kerning="tru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3_20_Char" style:display-name="Heading 3 Char" style:family="text" style:parent-style-name="Default_20_Paragraph_20_Font">
      <style:text-properties fo:color="#418ab3" style:font-name="Calibri" fo:font-family="Calibri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18ab3" style:font-name="Calibri" fo:font-family="Calibri" style:font-family-generic="roman" style:font-pitch="variable" fo:font-style="italic" fo:font-weight="bold" style:letter-kerning="true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4458" style:font-name="Calibri" fo:font-family="Calibri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4458" style:font-name="Calibri" fo:font-family="Calibri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color="#418ab3"/>
    </style:style>
    <style:style style:name="Header_20_Char" style:display-name="Header Char" style:family="text" style:parent-style-name="Default_20_Paragraph_20_Font">
      <style:text-properties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in" fo:margin-left="0in" fo:margin-top="0in" fo:margin-bottom="0in" table:align="left" style:writing-mode="lr-tb"/>
    </style:style>
    <style:style style:name="Table1.A" style:family="table-column">
      <style:table-column-properties style:column-width="3.4972in"/>
    </style:style>
    <style:style style:name="Table1.B" style:family="table-column">
      <style:table-column-properties style:column-width="3.50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Footer">Page | <text:page-number text:select-page="current">0</text:page-number></text:p>
            </table:table-cell>
            <table:table-cell table:style-name="Table1.A1" office:value-type="string">
              <text:p text:style-name="MP1">[Your Name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eck6</meta:initial-creator>
    <meta:editing-cycles>3</meta:editing-cycles>
    <meta:creation-date>2018-12-04T21:05:00</meta:creation-date>
    <dc:date>2019-06-17T21:12:52.673000000</dc:date>
    <meta:editing-duration>PT2M35S</meta:editing-duration>
    <meta:generator>LibreOffice/6.2.4.2$Windows_X86_64 LibreOffice_project/2412653d852ce75f65fbfa83fb7e7b669a126d64</meta:generator>
    <meta:document-statistic meta:table-count="2" meta:image-count="0" meta:object-count="0" meta:page-count="1" meta:paragraph-count="38" meta:word-count="244" meta:character-count="1707" meta:non-whitespace-character-count="15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rimour@microsoft.com</meta:user-defined>
    <meta:user-defined meta:name="MSIP_Label_f42aa342-8706-4288-bd11-ebb85995028c_SetDate" meta:value-type="string">2018-05-21T11:00:36.2129636Z</meta:user-defined>
    <meta:user-defined meta:name="MSIP_Label_f42aa342-8706-4288-bd11-ebb85995028c_SiteId" meta:value-type="string">72f988bf-86f1-41af-91ab-2d7cd011db47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template xlink:type="simple" xlink:actuate="onRequest" xlink:title="Normal" xlink:href=""/>
  </office:meta>
</office:document-meta>
</file>